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354in" fo:margin-left="0.2194in" table:align="left"/>
    </style:style>
    <style:style style:name="Table1.A" style:family="table-column">
      <style:table-column-properties style:column-width="6.4354in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6.359in" table:align="margins"/>
    </style:style>
    <style:style style:name="Table15.A" style:family="table-column">
      <style:table-column-properties style:column-width="6.359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359in" table:align="margins"/>
    </style:style>
    <style:style style:name="Table8.A" style:family="table-column">
      <style:table-column-properties style:column-width="1.2715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5.875in"/>
    </style:style>
    <style:style style:name="Table2.C" style:family="table-column">
      <style:table-column-properties style:column-width="0.7396in"/>
    </style:style>
    <style:style style:name="Table2.A1" style:family="table-cell">
      <style:table-cell-properties fo:padding="0.0382in" fo:border="none"/>
    </style:style>
    <style:style style:name="Table16" style:family="table">
      <style:table-properties style:width="5.7986in" table:align="margins"/>
    </style:style>
    <style:style style:name="Table16.A" style:family="table-column">
      <style:table-column-properties style:column-width="5.7986in" style:rel-column-width="65535*"/>
    </style:style>
    <style:style style:name="Table16.A1" style:family="table-cell">
      <style:table-cell-properties fo:padding="0.0382in" fo:border="0.05pt solid #000000"/>
    </style:style>
    <style:style style:name="Table3" style:family="table">
      <style:table-properties style:width="6.4354in" fo:margin-left="0.2194in" table:align="left"/>
    </style:style>
    <style:style style:name="Table3.A" style:family="table-column">
      <style:table-column-properties style:column-width="6.4354in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20" style:family="table">
      <style:table-properties style:width="6.359in" table:align="margins"/>
    </style:style>
    <style:style style:name="Table20.A" style:family="table-column">
      <style:table-column-properties style:column-width="6.359in" style:rel-column-width="65535*"/>
    </style:style>
    <style:style style:name="Table20.A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5.875in"/>
    </style:style>
    <style:style style:name="Table4.C" style:family="table-column">
      <style:table-column-properties style:column-width="0.6771in"/>
    </style:style>
    <style:style style:name="Table4.A1" style:family="table-cell">
      <style:table-cell-properties fo:padding="0.0382in" fo:border="none"/>
    </style:style>
    <style:style style:name="Table22" style:family="table">
      <style:table-properties style:width="5.7986in" table:align="margins"/>
    </style:style>
    <style:style style:name="Table22.A" style:family="table-column">
      <style:table-column-properties style:column-width="5.7986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5.7986in" table:align="margins"/>
    </style:style>
    <style:style style:name="Table23.A" style:family="table-column">
      <style:table-column-properties style:column-width="5.798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7986in" table:align="margins"/>
    </style:style>
    <style:style style:name="Table24.A" style:family="table-column">
      <style:table-column-properties style:column-width="5.7986in" style:rel-column-width="65535*"/>
    </style:style>
    <style:style style:name="Table24.A1" style:family="table-cell">
      <style:table-cell-properties fo:padding="0.0382in" fo:border="0.05pt solid #000000"/>
    </style:style>
    <style:style style:name="Table9" style:family="table">
      <style:table-properties style:width="6.4354in" fo:margin-left="0.2194in" table:align="left"/>
    </style:style>
    <style:style style:name="Table9.A" style:family="table-column">
      <style:table-column-properties style:column-width="6.4354in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125in"/>
    </style:style>
    <style:style style:name="Table10.B" style:family="table-column">
      <style:table-column-properties style:column-width="5.875in"/>
    </style:style>
    <style:style style:name="Table10.C" style:family="table-column">
      <style:table-column-properties style:column-width="0.7396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7986in" table:align="margins"/>
    </style:style>
    <style:style style:name="Table11.A" style:family="table-column">
      <style:table-column-properties style:column-width="5.7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125in"/>
    </style:style>
    <style:style style:name="Table12.B" style:family="table-column">
      <style:table-column-properties style:column-width="5.875in"/>
    </style:style>
    <style:style style:name="Table12.C" style:family="table-column">
      <style:table-column-properties style:column-width="0.7396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5.7986in" table:align="margins"/>
    </style:style>
    <style:style style:name="Table13.A" style:family="table-column">
      <style:table-column-properties style:column-width="5.7986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359in" table:align="margins"/>
    </style:style>
    <style:style style:name="Table14.A" style:family="table-column">
      <style:table-column-properties style:column-width="6.359in" style:rel-column-width="65535*"/>
    </style:style>
    <style:style style:name="Table14.A1" style:family="table-cell">
      <style:table-cell-properties fo:padding="0.0382in" fo:border="0.05pt solid #000000"/>
    </style:style>
    <style:style style:name="Table17" style:family="table">
      <style:table-properties style:width="5.7986in" table:align="margins"/>
    </style:style>
    <style:style style:name="Table17.A" style:family="table-column">
      <style:table-column-properties style:column-width="5.7986in" style:rel-column-width="65535*"/>
    </style:style>
    <style:style style:name="Table17.A1" style:family="table-cell">
      <style:table-cell-properties fo:padding="0.0382in" fo:border="0.05pt solid #000000"/>
    </style:style>
    <style:style style:name="Table5" style:family="table">
      <style:table-properties style:width="5.7986in" table:align="margins"/>
    </style:style>
    <style:style style:name="Table5.A" style:family="table-column">
      <style:table-column-properties style:column-width="5.7986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7986in" table:align="margins"/>
    </style:style>
    <style:style style:name="Table6.A" style:family="table-column">
      <style:table-column-properties style:column-width="5.7986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3" style:family="paragraph" style:parent-style-name="Footer">
      <style:text-properties fo:color="#dddddd" fo:font-size="8pt" style:font-size-asian="8pt" style:font-size-complex="8pt"/>
    </style:style>
    <style:style style:name="P4" style:family="paragraph" style:parent-style-name="Standard">
      <style:text-properties officeooo:rsid="02b7ee58" officeooo:paragraph-rsid="02b60d06"/>
    </style:style>
    <style:style style:name="P5" style:family="paragraph" style:parent-style-name="Standard">
      <style:text-properties officeooo:rsid="02b7ee58" officeooo:paragraph-rsid="0428ad87"/>
    </style:style>
    <style:style style:name="P6" style:family="paragraph" style:parent-style-name="Standard">
      <style:text-properties officeooo:rsid="02b7ee58" officeooo:paragraph-rsid="0475f7f6"/>
    </style:style>
    <style:style style:name="P7" style:family="paragraph" style:parent-style-name="Standard">
      <style:text-properties officeooo:paragraph-rsid="02be9bfe"/>
    </style:style>
    <style:style style:name="P8" style:family="paragraph" style:parent-style-name="Standard">
      <style:text-properties officeooo:rsid="043627ff" officeooo:paragraph-rsid="043627ff"/>
    </style:style>
    <style:style style:name="P9" style:family="paragraph" style:parent-style-name="Standard">
      <style:text-properties officeooo:rsid="043627ff" officeooo:paragraph-rsid="05352390"/>
    </style:style>
    <style:style style:name="P10" style:family="paragraph" style:parent-style-name="Standard">
      <style:text-properties officeooo:paragraph-rsid="043abd91"/>
    </style:style>
    <style:style style:name="P11" style:family="paragraph" style:parent-style-name="Standard">
      <style:text-properties officeooo:rsid="0481e7ce" officeooo:paragraph-rsid="0481e7ce"/>
    </style:style>
    <style:style style:name="P12" style:family="paragraph" style:parent-style-name="Standard">
      <style:text-properties officeooo:rsid="02b3db5c" officeooo:paragraph-rsid="04836363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5582514" officeooo:paragraph-rsid="05582514" style:font-weight-asian="bold" style:font-weight-complex="bold"/>
    </style:style>
    <style:style style:name="P15" style:family="paragraph" style:parent-style-name="Standard">
      <style:text-properties fo:font-weight="bold" officeooo:rsid="057c7612" officeooo:paragraph-rsid="057d1ca8" style:font-weight-asian="bold" style:font-weight-complex="bold"/>
    </style:style>
    <style:style style:name="P16" style:family="paragraph" style:parent-style-name="Standard">
      <style:text-properties style:font-name="DejaVu Sans Mono" fo:font-size="10pt" fo:font-weight="normal" officeooo:rsid="0560beed" officeooo:paragraph-rsid="0560bee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 Mono" fo:font-size="10pt" fo:font-weight="normal" officeooo:rsid="0560beed" officeooo:paragraph-rsid="0562bf4c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weight="normal" officeooo:rsid="057ee627" officeooo:paragraph-rsid="057ee627" style:font-weight-asian="normal" style:font-weight-complex="normal"/>
    </style:style>
    <style:style style:name="P19" style:family="paragraph" style:parent-style-name="Standard">
      <style:text-properties officeooo:paragraph-rsid="05751877"/>
    </style:style>
    <style:style style:name="P20" style:family="paragraph" style:parent-style-name="Standard">
      <style:text-properties officeooo:paragraph-rsid="057d1ca8"/>
    </style:style>
    <style:style style:name="P21" style:family="paragraph" style:parent-style-name="Standard">
      <style:text-properties officeooo:paragraph-rsid="04a3c31b"/>
    </style:style>
    <style:style style:name="P22" style:family="paragraph" style:parent-style-name="Standard">
      <style:text-properties officeooo:rsid="058b0300" officeooo:paragraph-rsid="058b0300"/>
    </style:style>
    <style:style style:name="P23" style:family="paragraph" style:parent-style-name="Standard">
      <style:text-properties fo:font-style="normal" fo:font-weight="normal" officeooo:rsid="057f64ad" officeooo:paragraph-rsid="057ee627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2a3da5d" officeooo:paragraph-rsid="02be9bfe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2a3da5d" officeooo:paragraph-rsid="043abd91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rsid="02a3da5d" officeooo:paragraph-rsid="044106a3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2a3da5d" officeooo:paragraph-rsid="0447c5c7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2a3da5d" officeooo:paragraph-rsid="0466ebbf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2a3da5d" officeooo:paragraph-rsid="04836363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2a3da5d" officeooo:paragraph-rsid="049bfb87" style:font-weight-asian="bold" style:font-weight-complex="bold"/>
    </style:style>
    <style:style style:name="P31" style:family="paragraph" style:parent-style-name="Table_20_Contents">
      <style:text-properties fo:font-weight="bold" officeooo:rsid="04898041" officeooo:paragraph-rsid="04a07e2f" style:font-weight-asian="bold" style:font-weight-complex="bold"/>
    </style:style>
    <style:style style:name="P32" style:family="paragraph" style:parent-style-name="Table_20_Contents">
      <style:text-properties fo:font-weight="bold" officeooo:rsid="049e9df6" officeooo:paragraph-rsid="04a07e2f" style:font-weight-asian="bold" style:font-weight-complex="bold"/>
    </style:style>
    <style:style style:name="P33" style:family="paragraph" style:parent-style-name="Table_20_Contents">
      <style:text-properties fo:font-weight="bold" officeooo:rsid="05185f73" officeooo:paragraph-rsid="05185f73" style:font-weight-asian="bold" style:font-weight-complex="bold"/>
    </style:style>
    <style:style style:name="P34" style:family="paragraph" style:parent-style-name="Table_20_Contents">
      <style:text-properties fo:font-weight="bold" officeooo:rsid="05185f73" officeooo:paragraph-rsid="02be9bfe" style:font-weight-asian="bold" style:font-weight-complex="bold"/>
    </style:style>
    <style:style style:name="P35" style:family="paragraph" style:parent-style-name="Table_20_Contents">
      <style:text-properties fo:font-weight="bold" officeooo:rsid="05359a4c" officeooo:paragraph-rsid="05359a4c" style:font-weight-asian="bold" style:font-weight-complex="bold"/>
    </style:style>
    <style:style style:name="P36" style:family="paragraph" style:parent-style-name="Table_20_Contents">
      <style:text-properties fo:font-weight="bold" officeooo:rsid="0467aa54" officeooo:paragraph-rsid="046524b2" style:font-weight-asian="bold" style:font-weight-complex="bold"/>
    </style:style>
    <style:style style:name="P37" style:family="paragraph" style:parent-style-name="Table_20_Contents">
      <style:text-properties fo:font-weight="bold" officeooo:rsid="05385bbe" officeooo:paragraph-rsid="05385bbe" style:font-weight-asian="bold" style:font-weight-complex="bold"/>
    </style:style>
    <style:style style:name="P38" style:family="paragraph" style:parent-style-name="Table_20_Contents">
      <style:text-properties fo:font-weight="bold" officeooo:rsid="044ac3a6" officeooo:paragraph-rsid="04468a9b" style:font-weight-asian="bold" style:font-weight-complex="bold"/>
    </style:style>
    <style:style style:name="P39" style:family="paragraph" style:parent-style-name="Table_20_Contents">
      <style:text-properties fo:font-weight="bold" officeooo:rsid="05470fcc" officeooo:paragraph-rsid="05470fcc" style:font-weight-asian="bold" style:font-weight-complex="bold"/>
    </style:style>
    <style:style style:name="P40" style:family="paragraph" style:parent-style-name="Table_20_Contents">
      <style:text-properties fo:font-weight="bold" officeooo:rsid="054805af" officeooo:paragraph-rsid="054805af" style:font-weight-asian="bold" style:font-weight-complex="bold"/>
    </style:style>
    <style:style style:name="P41" style:family="paragraph" style:parent-style-name="Table_20_Contents">
      <style:text-properties fo:font-weight="bold" officeooo:rsid="0549c3ca" officeooo:paragraph-rsid="0549c3ca" style:font-weight-asian="bold" style:font-weight-complex="bold"/>
    </style:style>
    <style:style style:name="P42" style:family="paragraph" style:parent-style-name="Table_20_Contents">
      <style:text-properties fo:font-weight="bold" officeooo:rsid="054bc975" officeooo:paragraph-rsid="054bc975" style:font-weight-asian="bold" style:font-weight-complex="bold"/>
    </style:style>
    <style:style style:name="P43" style:family="paragraph" style:parent-style-name="Table_20_Contents">
      <style:text-properties fo:font-weight="bold" officeooo:rsid="054bc975" officeooo:paragraph-rsid="057d1ca8" style:font-weight-asian="bold" style:font-weight-complex="bold"/>
    </style:style>
    <style:style style:name="P44" style:family="paragraph" style:parent-style-name="Table_20_Contents">
      <style:text-properties fo:font-weight="bold" officeooo:rsid="054d6779" officeooo:paragraph-rsid="054d6779" style:font-weight-asian="bold" style:font-weight-complex="bold"/>
    </style:style>
    <style:style style:name="P45" style:family="paragraph" style:parent-style-name="Table_20_Contents">
      <style:text-properties fo:font-weight="bold" officeooo:rsid="054e3dcf" officeooo:paragraph-rsid="05548044" style:font-weight-asian="bold" style:font-weight-complex="bold"/>
    </style:style>
    <style:style style:name="P46" style:family="paragraph" style:parent-style-name="Table_20_Contents">
      <style:text-properties fo:font-weight="bold" officeooo:rsid="054f9cac" officeooo:paragraph-rsid="05548044" style:font-weight-asian="bold" style:font-weight-complex="bold"/>
    </style:style>
    <style:style style:name="P47" style:family="paragraph" style:parent-style-name="Table_20_Contents">
      <style:text-properties fo:font-weight="bold" officeooo:rsid="055d6720" officeooo:paragraph-rsid="055d6720" style:font-weight-asian="bold" style:font-weight-complex="bold"/>
    </style:style>
    <style:style style:name="P48" style:family="paragraph" style:parent-style-name="Table_20_Contents">
      <style:text-properties fo:font-weight="bold" officeooo:rsid="055ec341" officeooo:paragraph-rsid="055ec341" style:font-weight-asian="bold" style:font-weight-complex="bold"/>
    </style:style>
    <style:style style:name="P49" style:family="paragraph" style:parent-style-name="Table_20_Contents">
      <style:text-properties fo:font-weight="bold" officeooo:rsid="056b197a" officeooo:paragraph-rsid="056b197a" style:font-weight-asian="bold" style:font-weight-complex="bold"/>
    </style:style>
    <style:style style:name="P50" style:family="paragraph" style:parent-style-name="Table_20_Contents">
      <style:text-properties fo:font-weight="bold" officeooo:rsid="056b197a" officeooo:paragraph-rsid="05751877" style:font-weight-asian="bold" style:font-weight-complex="bold"/>
    </style:style>
    <style:style style:name="P51" style:family="paragraph" style:parent-style-name="Table_20_Contents">
      <style:text-properties fo:font-weight="bold" officeooo:rsid="056b197a" officeooo:paragraph-rsid="057d1ca8" style:font-weight-asian="bold" style:font-weight-complex="bold"/>
    </style:style>
    <style:style style:name="P52" style:family="paragraph" style:parent-style-name="Table_20_Contents">
      <style:text-properties fo:font-weight="bold" officeooo:rsid="057c7612" officeooo:paragraph-rsid="057c7612" style:font-weight-asian="bold" style:font-weight-complex="bold"/>
    </style:style>
    <style:style style:name="P53" style:family="paragraph" style:parent-style-name="Table_20_Contents">
      <style:text-properties fo:font-style="normal" fo:font-weight="bold" officeooo:rsid="0514158b" officeooo:paragraph-rsid="0514158b" style:font-style-asian="normal" style:font-weight-asian="bold" style:font-style-complex="normal" style:font-weight-complex="bold"/>
    </style:style>
    <style:style style:name="P54" style:family="paragraph" style:parent-style-name="Table_20_Contents">
      <style:text-properties fo:font-style="normal" fo:font-weight="bold" officeooo:rsid="05855cd6" officeooo:paragraph-rsid="05855cd6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fo:font-style="normal" fo:font-weight="bold" officeooo:rsid="043e665d" officeooo:paragraph-rsid="053c5101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font-style="normal" fo:font-weight="bold" officeooo:rsid="059cf629" officeooo:paragraph-rsid="059cf629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normal" fo:font-weight="bold" officeooo:rsid="059dfeec" officeooo:paragraph-rsid="059dfeec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fo:font-weight="bold" officeooo:rsid="05a31147" officeooo:paragraph-rsid="05a31147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font-style="normal" style:text-underline-style="none" fo:font-weight="bold" officeooo:rsid="052b7aa1" officeooo:paragraph-rsid="052ac1f8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font-style="normal" style:text-underline-style="none" fo:font-weight="bold" officeooo:rsid="052c6012" officeooo:paragraph-rsid="052c6012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font-style="normal" style:text-underline-style="none" fo:font-weight="bold" officeooo:rsid="052c6012" officeooo:paragraph-rsid="053a472f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font-style="normal" style:text-underline-style="none" fo:font-weight="bold" officeooo:rsid="052c6012" officeooo:paragraph-rsid="053ddaa7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font-style="normal" style:text-underline-style="none" fo:font-weight="bold" officeooo:rsid="052ee0ee" officeooo:paragraph-rsid="0535e96c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font-style="normal" style:text-underline-style="none" fo:font-weight="bold" officeooo:rsid="05436426" officeooo:paragraph-rsid="05436426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style:text-underline-style="none" fo:font-weight="bold" officeooo:rsid="05449fea" officeooo:paragraph-rsid="05548044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style:text-underline-style="none" fo:font-weight="bold" officeooo:rsid="054e3dcf" officeooo:paragraph-rsid="05548044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style:text-underline-style="none" fo:font-weight="bold" officeooo:rsid="058875ed" officeooo:paragraph-rsid="05855cd6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style:text-underline-style="none" fo:font-weight="bold" officeooo:rsid="058a4f68" officeooo:paragraph-rsid="058a4f68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fo:font-weight="normal" officeooo:rsid="056eb8e3" officeooo:paragraph-rsid="056eb8e3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font-style="normal" fo:font-weight="normal" officeooo:rsid="057338a8" officeooo:paragraph-rsid="057338a8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style:font-name="DejaVu Sans Mono" officeooo:rsid="0514158b" officeooo:paragraph-rsid="052c6012"/>
    </style:style>
    <style:style style:name="P72" style:family="paragraph" style:parent-style-name="Table_20_Contents">
      <style:text-properties style:font-name="DejaVu Sans Mono" officeooo:rsid="0535e96c" officeooo:paragraph-rsid="0535e96c"/>
    </style:style>
    <style:style style:name="P73" style:family="paragraph" style:parent-style-name="Table_20_Contents">
      <style:text-properties style:font-name="DejaVu Sans Mono" officeooo:rsid="053a472f" officeooo:paragraph-rsid="053a472f"/>
    </style:style>
    <style:style style:name="P74" style:family="paragraph" style:parent-style-name="Table_20_Contents">
      <style:text-properties style:font-name="DejaVu Sans Mono" officeooo:rsid="053ddaa7" officeooo:paragraph-rsid="053ddaa7"/>
    </style:style>
    <style:style style:name="P75" style:family="paragraph" style:parent-style-name="Table_20_Contents">
      <style:text-properties style:font-name="DejaVu Sans Mono" fo:font-size="10pt" officeooo:rsid="05514e2b" officeooo:paragraph-rsid="05548044" style:font-size-asian="10pt" style:font-size-complex="10pt"/>
    </style:style>
    <style:style style:name="P76" style:family="paragraph" style:parent-style-name="Table_20_Contents">
      <style:text-properties style:font-name="DejaVu Sans Mono" fo:font-size="10pt" officeooo:rsid="05529026" officeooo:paragraph-rsid="05548044" style:font-size-asian="10pt" style:font-size-complex="10pt"/>
    </style:style>
    <style:style style:name="P77" style:family="paragraph" style:parent-style-name="Table_20_Contents">
      <style:text-properties style:font-name="DejaVu Sans Mono" fo:font-size="10pt" officeooo:rsid="055ec341" officeooo:paragraph-rsid="055ec341" style:font-size-asian="10pt" style:font-size-complex="10pt"/>
    </style:style>
    <style:style style:name="P78" style:family="paragraph" style:parent-style-name="Table_20_Contents">
      <style:text-properties style:font-name="DejaVu Sans Mono" fo:font-size="10pt" officeooo:rsid="056b95e1" officeooo:paragraph-rsid="056b95e1" style:font-size-asian="10pt" style:font-size-complex="10pt"/>
    </style:style>
    <style:style style:name="P79" style:family="paragraph" style:parent-style-name="Table_20_Contents">
      <style:text-properties style:font-name="DejaVu Sans Mono" fo:font-size="10pt" officeooo:rsid="056c2fb4" officeooo:paragraph-rsid="056c2fb4" style:font-size-asian="10pt" style:font-size-complex="10pt"/>
    </style:style>
    <style:style style:name="P80" style:family="paragraph" style:parent-style-name="Table_20_Contents">
      <style:text-properties style:font-name="DejaVu Sans Mono" fo:font-size="10pt" officeooo:rsid="056c2fb4" officeooo:paragraph-rsid="05751877" style:font-size-asian="10pt" style:font-size-complex="10pt"/>
    </style:style>
    <style:style style:name="P81" style:family="paragraph" style:parent-style-name="Table_20_Contents">
      <style:text-properties style:font-name="DejaVu Sans Mono" fo:font-size="10pt" officeooo:rsid="056c2fb4" officeooo:paragraph-rsid="057d1ca8" style:font-size-asian="10pt" style:font-size-complex="10pt"/>
    </style:style>
    <style:style style:name="P82" style:family="paragraph" style:parent-style-name="Table_20_Contents">
      <style:text-properties style:font-name="DejaVu Sans Mono" fo:font-size="10pt" officeooo:rsid="057aa58d" officeooo:paragraph-rsid="057aa58d" style:font-size-asian="10pt" style:font-size-complex="10pt"/>
    </style:style>
    <style:style style:name="P83" style:family="paragraph" style:parent-style-name="Table_20_Contents">
      <style:text-properties style:font-name="DejaVu Sans Mono" fo:font-size="10pt" officeooo:rsid="057d30f8" officeooo:paragraph-rsid="057d30f8" style:font-size-asian="10pt" style:font-size-complex="10pt"/>
    </style:style>
    <style:style style:name="P84" style:family="paragraph" style:parent-style-name="Table_20_Contents">
      <style:text-properties style:font-name="DejaVu Sans Mono" officeooo:rsid="059fe959" officeooo:paragraph-rsid="059fe959"/>
    </style:style>
    <style:style style:name="P85" style:family="paragraph" style:parent-style-name="Table_20_Contents">
      <style:text-properties style:font-name="DejaVu Sans Mono" fo:font-weight="bold" officeooo:rsid="059fe959" officeooo:paragraph-rsid="059fe959" style:font-weight-asian="bold" style:font-weight-complex="bold"/>
    </style:style>
    <style:style style:name="P86" style:family="paragraph" style:parent-style-name="Table_20_Contents">
      <style:text-properties style:font-name="DejaVu Sans Mono" officeooo:rsid="05a07858" officeooo:paragraph-rsid="05a07858"/>
    </style:style>
    <style:style style:name="P87" style:family="paragraph" style:parent-style-name="Table_20_Contents">
      <style:text-properties fo:font-weight="normal" officeooo:rsid="056eb8e3" officeooo:paragraph-rsid="056eb8e3" style:font-weight-asian="normal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officeooo:paragraph-rsid="058a4f68"/>
    </style:style>
    <style:style style:name="P89" style:family="paragraph" style:parent-style-name="Table_20_Contents">
      <style:text-properties officeooo:rsid="05a4c4cd" officeooo:paragraph-rsid="05a4c4cd"/>
    </style:style>
    <style:style style:name="P90" style:family="paragraph" style:parent-style-name="Text_20_body">
      <style:text-properties fo:font-style="italic" fo:font-weight="bold" officeooo:rsid="04008904" officeooo:paragraph-rsid="04008904" style:font-style-asian="italic" style:font-weight-asian="bold" style:font-style-complex="italic" style:font-weight-complex="bold"/>
    </style:style>
    <style:style style:name="P91" style:family="paragraph" style:parent-style-name="Standard">
      <style:paragraph-properties fo:break-before="page"/>
      <style:text-properties officeooo:rsid="0481e7ce" officeooo:paragraph-rsid="0481e7ce"/>
    </style:style>
    <style:style style:name="P92" style:family="paragraph" style:parent-style-name="Standard">
      <style:text-properties officeooo:rsid="041139ed" officeooo:paragraph-rsid="041139ed"/>
    </style:style>
    <style:style style:name="P93" style:family="paragraph" style:parent-style-name="Standard">
      <style:text-properties officeooo:rsid="041139ed" officeooo:paragraph-rsid="05c0d19e"/>
    </style:style>
    <style:style style:name="P94" style:family="paragraph" style:parent-style-name="Standard">
      <style:text-properties officeooo:rsid="02b7ee58" officeooo:paragraph-rsid="05a995a4"/>
    </style:style>
    <style:style style:name="P95" style:family="paragraph" style:parent-style-name="Standard">
      <style:text-properties officeooo:paragraph-rsid="02be9bfe"/>
    </style:style>
    <style:style style:name="P96" style:family="paragraph" style:parent-style-name="Standard">
      <style:text-properties fo:font-weight="bold" officeooo:rsid="05be80b5" officeooo:paragraph-rsid="05d509c1" style:font-weight-asian="bold" style:font-weight-complex="bold"/>
    </style:style>
    <style:style style:name="P97" style:family="paragraph" style:parent-style-name="Standard">
      <style:text-properties officeooo:paragraph-rsid="043abd91"/>
    </style:style>
    <style:style style:name="P98" style:family="paragraph" style:parent-style-name="Standard">
      <style:paragraph-properties fo:break-before="page"/>
      <style:text-properties officeooo:rsid="041139ed" officeooo:paragraph-rsid="05c0d19e"/>
    </style:style>
    <style:style style:name="P99" style:family="paragraph" style:parent-style-name="Standard">
      <style:paragraph-properties fo:break-before="page"/>
      <style:text-properties officeooo:rsid="02b3db5c" officeooo:paragraph-rsid="05a995a4"/>
    </style:style>
    <style:style style:name="P100" style:family="paragraph" style:parent-style-name="Standard">
      <style:paragraph-properties fo:break-before="page"/>
      <style:text-properties fo:font-weight="normal" officeooo:paragraph-rsid="05c556c0" style:font-weight-asian="normal" style:font-weight-complex="normal"/>
    </style:style>
    <style:style style:name="P101" style:family="paragraph" style:parent-style-name="Text_20_body">
      <style:text-properties fo:font-weight="bold" style:font-weight-asian="bold" style:font-weight-complex="bold"/>
    </style:style>
    <style:style style:name="P102" style:family="paragraph" style:parent-style-name="Table_20_Contents">
      <style:text-properties fo:font-style="normal" fo:font-weight="bold" officeooo:rsid="05a471bf" officeooo:paragraph-rsid="05a471bf" style:font-style-asian="normal" style:font-weight-asian="bold" style:font-style-complex="normal" style:font-weight-complex="bold"/>
    </style:style>
    <style:style style:name="P103" style:family="paragraph" style:parent-style-name="Table_20_Contents">
      <style:text-properties fo:font-style="normal" fo:font-weight="bold" officeooo:rsid="05a995a4" officeooo:paragraph-rsid="05a995a4" style:font-style-asian="normal" style:font-weight-asian="bold" style:font-style-complex="normal" style:font-weight-complex="bold"/>
    </style:style>
    <style:style style:name="P104" style:family="paragraph" style:parent-style-name="Table_20_Contents">
      <style:text-properties fo:font-style="normal" fo:font-weight="bold" officeooo:rsid="05aafd59" officeooo:paragraph-rsid="05aafd59" style:font-style-asian="normal" style:font-weight-asian="bold" style:font-style-complex="normal" style:font-weight-complex="bold"/>
    </style:style>
    <style:style style:name="P105" style:family="paragraph" style:parent-style-name="Table_20_Contents">
      <style:text-properties fo:font-style="normal" fo:font-weight="bold" officeooo:rsid="05acdd74" officeooo:paragraph-rsid="05acdd74" style:font-style-asian="normal" style:font-weight-asian="bold" style:font-style-complex="normal" style:font-weight-complex="bold"/>
    </style:style>
    <style:style style:name="P106" style:family="paragraph" style:parent-style-name="Table_20_Contents">
      <style:text-properties fo:font-style="normal" fo:font-weight="bold" officeooo:rsid="05acdd74" officeooo:paragraph-rsid="05b205fa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fo:font-style="normal" fo:font-weight="bold" officeooo:rsid="05af3798" officeooo:paragraph-rsid="05b205fa" style:font-style-asian="normal" style:font-weight-asian="bold" style:font-style-complex="normal" style:font-weight-complex="bold"/>
    </style:style>
    <style:style style:name="P108" style:family="paragraph" style:parent-style-name="Table_20_Contents">
      <style:text-properties fo:font-style="normal" fo:font-weight="bold" officeooo:rsid="05b5b052" officeooo:paragraph-rsid="05b5b052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fo:font-style="normal" fo:font-weight="bold" officeooo:rsid="05d93680" officeooo:paragraph-rsid="05d93680" style:font-style-asian="normal" style:font-weight-asian="bold" style:font-style-complex="normal" style:font-weight-complex="bold"/>
    </style:style>
    <style:style style:name="P110" style:family="paragraph" style:parent-style-name="Table_20_Contents">
      <style:text-properties fo:font-style="normal" fo:font-weight="bold" officeooo:rsid="05dbbaa0" officeooo:paragraph-rsid="05dbbaa0" style:font-style-asian="normal" style:font-weight-asian="bold" style:font-style-complex="normal" style:font-weight-complex="bold"/>
    </style:style>
    <style:style style:name="P111" style:family="paragraph" style:parent-style-name="Table_20_Contents">
      <style:text-properties fo:font-style="normal" fo:font-weight="bold" officeooo:rsid="05dd81a2" officeooo:paragraph-rsid="05dd81a2" style:font-style-asian="normal" style:font-weight-asian="bold" style:font-style-complex="normal" style:font-weight-complex="bold"/>
    </style:style>
    <style:style style:name="P112" style:family="paragraph" style:parent-style-name="Table_20_Contents">
      <style:text-properties fo:font-style="normal" fo:font-weight="bold" officeooo:rsid="05de72d3" officeooo:paragraph-rsid="05de72d3" style:font-style-asian="normal" style:font-weight-asian="bold" style:font-style-complex="normal" style:font-weight-complex="bold"/>
    </style:style>
    <style:style style:name="P113" style:family="paragraph" style:parent-style-name="Table_20_Contents">
      <style:text-properties fo:font-style="normal" fo:font-weight="bold" officeooo:rsid="05deaf23" officeooo:paragraph-rsid="05deaf23" style:font-style-asian="normal" style:font-weight-asian="bold" style:font-style-complex="normal" style:font-weight-complex="bold"/>
    </style:style>
    <style:style style:name="P114" style:family="paragraph" style:parent-style-name="Table_20_Contents">
      <style:text-properties fo:font-style="normal" style:text-underline-style="none" fo:font-weight="bold" officeooo:rsid="052ee0ee" officeooo:paragraph-rsid="052f9a98" style:font-style-asian="normal" style:font-weight-asian="bold" style:font-style-complex="normal" style:font-weight-complex="bold"/>
    </style:style>
    <style:style style:name="P115" style:family="paragraph" style:parent-style-name="Table_20_Contents">
      <style:text-properties style:font-name="DejaVu Sans Mono" officeooo:rsid="05b9cae9" officeooo:paragraph-rsid="05b9cae9"/>
    </style:style>
    <style:style style:name="P116" style:family="paragraph" style:parent-style-name="Table_20_Contents">
      <style:text-properties style:font-name="DejaVu Sans Mono" officeooo:rsid="05b9cae9" officeooo:paragraph-rsid="05c0d19e"/>
    </style:style>
    <style:style style:name="P117" style:family="paragraph" style:parent-style-name="Table_20_Contents">
      <style:text-properties style:font-name="DejaVu Sans Mono" officeooo:rsid="05c6ee05" officeooo:paragraph-rsid="05c6ee05"/>
    </style:style>
    <style:style style:name="P118" style:family="paragraph" style:parent-style-name="Table_20_Contents">
      <style:text-properties style:font-name="DejaVu Sans Mono" officeooo:rsid="052f9a98" officeooo:paragraph-rsid="052f9a98"/>
    </style:style>
    <style:style style:name="P119" style:family="paragraph" style:parent-style-name="Table_20_Contents">
      <style:text-properties style:font-name="DejaVu Sans Mono" officeooo:rsid="05e44202" officeooo:paragraph-rsid="05e44202"/>
    </style:style>
    <style:style style:name="P120" style:family="paragraph" style:parent-style-name="Table_20_Contents">
      <style:text-properties style:font-name="DejaVu Sans Mono" officeooo:rsid="05e59e83" officeooo:paragraph-rsid="05e59e83"/>
    </style:style>
    <style:style style:name="P121" style:family="paragraph" style:parent-style-name="Table_20_Contents">
      <style:text-properties style:font-name="DejaVu Sans Mono" officeooo:rsid="05e95d0f" officeooo:paragraph-rsid="05e95d0f"/>
    </style:style>
    <style:style style:name="P122" style:family="paragraph" style:parent-style-name="Table_20_Contents">
      <style:text-properties style:font-name="DejaVu Sans Mono" officeooo:rsid="05eb32b2" officeooo:paragraph-rsid="05eb32b2"/>
    </style:style>
    <style:style style:name="P123" style:family="paragraph" style:parent-style-name="Table_20_Contents">
      <style:text-properties fo:font-weight="bold" officeooo:rsid="05bb9e5f" officeooo:paragraph-rsid="05bb9e5f" style:font-weight-asian="bold" style:font-weight-complex="bold"/>
    </style:style>
    <style:style style:name="P124" style:family="paragraph" style:parent-style-name="Table_20_Contents">
      <style:text-properties fo:font-weight="bold" officeooo:rsid="05bb9e5f" officeooo:paragraph-rsid="05c0d19e" style:font-weight-asian="bold" style:font-weight-complex="bold"/>
    </style:style>
    <style:style style:name="P125" style:family="paragraph" style:parent-style-name="Table_20_Contents">
      <style:text-properties fo:font-weight="bold" officeooo:rsid="05bb9e5f" officeooo:paragraph-rsid="05c556c0" style:font-weight-asian="bold" style:font-weight-complex="bold"/>
    </style:style>
    <style:style style:name="P126" style:family="paragraph" style:parent-style-name="Table_20_Contents">
      <style:text-properties fo:font-weight="bold" officeooo:rsid="05bb9e5f" officeooo:paragraph-rsid="05d0ad44" style:font-weight-asian="bold" style:font-weight-complex="bold"/>
    </style:style>
    <style:style style:name="P127" style:family="paragraph" style:parent-style-name="Table_20_Contents">
      <style:text-properties fo:font-weight="bold" officeooo:rsid="05bb9e5f" officeooo:paragraph-rsid="05d25b1b" style:font-weight-asian="bold" style:font-weight-complex="bold"/>
    </style:style>
    <style:style style:name="P128" style:family="paragraph" style:parent-style-name="Table_20_Contents">
      <style:text-properties fo:font-weight="bold" officeooo:rsid="05bd1403" officeooo:paragraph-rsid="05bd1403" style:font-weight-asian="bold" style:font-weight-complex="bold"/>
    </style:style>
    <style:style style:name="P129" style:family="paragraph" style:parent-style-name="Table_20_Contents">
      <style:text-properties fo:font-weight="bold" officeooo:rsid="05be80b5" officeooo:paragraph-rsid="05bd1403" style:font-weight-asian="bold" style:font-weight-complex="bold"/>
    </style:style>
    <style:style style:name="P130" style:family="paragraph" style:parent-style-name="Table_20_Contents">
      <style:text-properties fo:font-weight="bold" officeooo:rsid="05be80b5" officeooo:paragraph-rsid="05c0d19e" style:font-weight-asian="bold" style:font-weight-complex="bold"/>
    </style:style>
    <style:style style:name="P131" style:family="paragraph" style:parent-style-name="Table_20_Contents">
      <style:text-properties fo:font-weight="bold" officeooo:rsid="05be80b5" officeooo:paragraph-rsid="05d509c1" style:font-weight-asian="bold" style:font-weight-complex="bold"/>
    </style:style>
    <style:style style:name="P132" style:family="paragraph" style:parent-style-name="Table_20_Contents">
      <style:text-properties fo:font-weight="bold" officeooo:rsid="05bf4aee" officeooo:paragraph-rsid="05bf4aee" style:font-weight-asian="bold" style:font-weight-complex="bold"/>
    </style:style>
    <style:style style:name="P133" style:family="paragraph" style:parent-style-name="Table_20_Contents">
      <style:text-properties fo:font-weight="bold" officeooo:rsid="05bf4aee" officeooo:paragraph-rsid="05c0d19e" style:font-weight-asian="bold" style:font-weight-complex="bold"/>
    </style:style>
    <style:style style:name="P134" style:family="paragraph" style:parent-style-name="Table_20_Contents">
      <style:text-properties fo:font-weight="bold" officeooo:rsid="05bf4aee" officeooo:paragraph-rsid="05c556c0" style:font-weight-asian="bold" style:font-weight-complex="bold"/>
    </style:style>
    <style:style style:name="P135" style:family="paragraph" style:parent-style-name="Table_20_Contents">
      <style:text-properties fo:font-weight="bold" officeooo:rsid="05bf4aee" officeooo:paragraph-rsid="05c8aca7" style:font-weight-asian="bold" style:font-weight-complex="bold"/>
    </style:style>
    <style:style style:name="P136" style:family="paragraph" style:parent-style-name="Table_20_Contents">
      <style:text-properties fo:font-weight="bold" officeooo:rsid="05bf4aee" officeooo:paragraph-rsid="05d0ad44" style:font-weight-asian="bold" style:font-weight-complex="bold"/>
    </style:style>
    <style:style style:name="P137" style:family="paragraph" style:parent-style-name="Table_20_Contents">
      <style:text-properties fo:font-weight="bold" officeooo:rsid="05bf4aee" officeooo:paragraph-rsid="05d25b1b" style:font-weight-asian="bold" style:font-weight-complex="bold"/>
    </style:style>
    <style:style style:name="P138" style:family="paragraph" style:parent-style-name="Table_20_Contents">
      <style:text-properties fo:font-weight="bold" officeooo:rsid="05bf4aee" officeooo:paragraph-rsid="05d509c1" style:font-weight-asian="bold" style:font-weight-complex="bold"/>
    </style:style>
    <style:style style:name="P139" style:family="paragraph" style:parent-style-name="Table_20_Contents">
      <style:text-properties fo:font-weight="bold" officeooo:rsid="05185f73" officeooo:paragraph-rsid="05c0d19e" style:font-weight-asian="bold" style:font-weight-complex="bold"/>
    </style:style>
    <style:style style:name="P140" style:family="paragraph" style:parent-style-name="Table_20_Contents">
      <style:text-properties fo:font-weight="bold" officeooo:rsid="05185f73" officeooo:paragraph-rsid="05c556c0" style:font-weight-asian="bold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weight="bold" officeooo:rsid="02a3da5d" officeooo:paragraph-rsid="05c0d19e" style:font-weight-asian="bold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weight="bold" officeooo:rsid="02a3da5d" officeooo:paragraph-rsid="05c556c0" style:font-weight-asian="bold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weight="bold" officeooo:rsid="02a3da5d" officeooo:paragraph-rsid="05e95d0f" style:font-weight-asian="bold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weight="bold" officeooo:rsid="02a3da5d" officeooo:paragraph-rsid="05eccc24" style:font-weight-asian="bold" style:font-weight-complex="bold"/>
    </style:style>
    <style:style style:name="P145" style:family="paragraph" style:parent-style-name="Table_20_Contents">
      <style:paragraph-properties fo:text-align="end" style:justify-single-word="false"/>
      <style:text-properties fo:font-weight="bold" officeooo:rsid="02a3da5d" officeooo:paragraph-rsid="05f0e784" style:font-weight-asian="bold" style:font-weight-complex="bold"/>
    </style:style>
    <style:style style:name="P146" style:family="paragraph" style:parent-style-name="Table_20_Contents">
      <style:text-properties fo:font-weight="bold" officeooo:rsid="05cd6a7e" officeooo:paragraph-rsid="05d0ad44" style:font-weight-asian="bold" style:font-weight-complex="bold"/>
    </style:style>
    <style:style style:name="P147" style:family="paragraph" style:parent-style-name="Table_20_Contents">
      <style:text-properties fo:font-weight="bold" officeooo:rsid="05cd6a7e" officeooo:paragraph-rsid="05d25b1b" style:font-weight-asian="bold" style:font-weight-complex="bold"/>
    </style:style>
    <style:style style:name="P148" style:family="paragraph" style:parent-style-name="Table_20_Contents">
      <style:text-properties fo:font-weight="bold" officeooo:rsid="043e665d" officeooo:paragraph-rsid="043abd91" style:font-weight-asian="bold" style:font-weight-complex="bold"/>
    </style:style>
    <style:style style:name="P149" style:family="paragraph" style:parent-style-name="Table_20_Contents">
      <style:text-properties fo:font-weight="bold" officeooo:rsid="05e44202" officeooo:paragraph-rsid="05e44202" style:font-weight-asian="bold" style:font-weight-complex="bold"/>
    </style:style>
    <style:style style:name="P150" style:family="paragraph" style:parent-style-name="Table_20_Contents">
      <style:text-properties fo:font-weight="bold" officeooo:rsid="0467aa54" officeooo:paragraph-rsid="046524b2" style:font-weight-asian="bold" style:font-weight-complex="bold"/>
    </style:style>
    <style:style style:name="P151" style:family="paragraph" style:parent-style-name="Table_20_Contents">
      <style:text-properties fo:font-weight="bold" officeooo:rsid="05e78962" officeooo:paragraph-rsid="05e78962" style:font-weight-asian="bold" style:font-weight-complex="bold"/>
    </style:style>
    <style:style style:name="P152" style:family="paragraph" style:parent-style-name="Table_20_Contents">
      <style:text-properties fo:font-weight="bold" officeooo:rsid="05e95d0f" officeooo:paragraph-rsid="05e95d0f" style:font-weight-asian="bold" style:font-weight-complex="bold"/>
    </style:style>
    <style:style style:name="P153" style:family="paragraph" style:parent-style-name="Table_20_Contents">
      <style:text-properties fo:font-weight="bold" officeooo:rsid="05ee3b40" officeooo:paragraph-rsid="05ee3b40" style:font-weight-asian="bold" style:font-weight-complex="bold"/>
    </style:style>
    <style:style style:name="P154" style:family="paragraph" style:parent-style-name="Table_20_Contents">
      <style:text-properties fo:font-weight="bold" officeooo:rsid="05efccc8" officeooo:paragraph-rsid="05efccc8" style:font-weight-asian="bold" style:font-weight-complex="bold"/>
    </style:style>
    <style:style style:name="P155" style:family="paragraph" style:parent-style-name="Table_20_Contents">
      <style:text-properties fo:font-weight="normal" officeooo:rsid="053b5a05" officeooo:paragraph-rsid="053b5a05" style:font-weight-asian="normal" style:font-weight-complex="normal"/>
    </style:style>
    <style:style style:name="P156" style:family="paragraph" style:parent-style-name="Table_20_Contents">
      <style:text-properties style:font-name="DejaVu Sans Mono" officeooo:rsid="05eeed1c" officeooo:paragraph-rsid="05eeed1c"/>
    </style:style>
    <style:style style:name="P157" style:family="paragraph" style:parent-style-name="Table_20_Contents">
      <style:text-properties style:font-name="DejaVu Sans Mono" officeooo:rsid="05efccc8" officeooo:paragraph-rsid="05efccc8"/>
    </style:style>
    <style:style style:name="P158" style:family="paragraph" style:parent-style-name="Heading_20_1">
      <style:text-properties officeooo:rsid="02b3db5c" officeooo:paragraph-rsid="02b3db5c"/>
    </style:style>
    <style:style style:name="P159" style:family="paragraph" style:parent-style-name="Heading_20_1">
      <style:paragraph-properties fo:break-before="page"/>
      <style:text-properties officeooo:rsid="02b3db5c" officeooo:paragraph-rsid="05c556c0"/>
    </style:style>
    <style:style style:name="T1" style:family="text">
      <style:text-properties officeooo:rsid="059762e0"/>
    </style:style>
    <style:style style:name="T2" style:family="text">
      <style:text-properties officeooo:rsid="024792d9"/>
    </style:style>
    <style:style style:name="T3" style:family="text">
      <style:text-properties officeooo:rsid="059813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45580d" style:font-style-asian="italic" style:font-style-complex="italic"/>
    </style:style>
    <style:style style:name="T6" style:family="text">
      <style:text-properties fo:font-style="italic" officeooo:rsid="055b557e" style:font-style-asian="italic" style:font-style-complex="italic"/>
    </style:style>
    <style:style style:name="T7" style:family="text">
      <style:text-properties fo:font-style="italic" officeooo:rsid="05b5b05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5d9d301" style:font-style-asian="italic" style:font-style-complex="italic"/>
    </style:style>
    <style:style style:name="T10" style:family="text">
      <style:text-properties fo:font-style="italic" style:text-underline-style="none" officeooo:rsid="05e24c6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545580d" style:font-style-asian="normal" style:font-style-complex="normal"/>
    </style:style>
    <style:style style:name="T13" style:family="text">
      <style:text-properties fo:font-style="normal" officeooo:rsid="055b557e" style:font-style-asian="normal" style:font-style-complex="normal"/>
    </style:style>
    <style:style style:name="T14" style:family="text">
      <style:text-properties fo:font-style="normal" officeooo:rsid="056c7d6d" style:font-style-asian="normal" style:font-style-complex="normal"/>
    </style:style>
    <style:style style:name="T15" style:family="text">
      <style:text-properties fo:font-style="normal" officeooo:rsid="057f64ad" style:font-style-asian="normal" style:font-style-complex="normal"/>
    </style:style>
    <style:style style:name="T16" style:family="text">
      <style:text-properties fo:font-style="normal" officeooo:rsid="0581e152" style:font-style-asian="normal" style:font-style-complex="normal"/>
    </style:style>
    <style:style style:name="T17" style:family="text">
      <style:text-properties fo:font-style="normal" officeooo:rsid="059b397d" style:font-style-asian="normal" style:font-style-complex="normal"/>
    </style:style>
    <style:style style:name="T18" style:family="text">
      <style:text-properties fo:font-style="normal" officeooo:rsid="05b72a9d" style:font-style-asian="normal" style:font-style-complex="normal"/>
    </style:style>
    <style:style style:name="T19" style:family="text">
      <style:text-properties fo:font-style="normal" officeooo:rsid="05b923a8" style:font-style-asian="normal" style:font-style-complex="normal"/>
    </style:style>
    <style:style style:name="T20" style:family="text">
      <style:text-properties fo:font-style="normal" fo:font-weight="bold" officeooo:rsid="05acdd74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5b923a8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5b923a8" style:font-style-asian="normal" style:font-weight-asian="normal" style:font-style-complex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52b7aa1"/>
    </style:style>
    <style:style style:name="T25" style:family="text">
      <style:text-properties style:text-underline-style="none" officeooo:rsid="052ee0ee"/>
    </style:style>
    <style:style style:name="T26" style:family="text">
      <style:text-properties style:text-underline-style="none" officeooo:rsid="058687e6"/>
    </style:style>
    <style:style style:name="T27" style:family="text">
      <style:text-properties style:text-underline-style="none" officeooo:rsid="058875ed"/>
    </style:style>
    <style:style style:name="T28" style:family="text">
      <style:text-properties style:text-underline-style="none" officeooo:rsid="05d9d301"/>
    </style:style>
    <style:style style:name="T29" style:family="text">
      <style:text-properties style:text-underline-style="none" officeooo:rsid="05e24c6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5702c85" style:font-weight-asian="bold" style:font-weight-complex="bold"/>
    </style:style>
    <style:style style:name="T32" style:family="text">
      <style:text-properties fo:font-weight="bold" officeooo:rsid="05794f8c" style:font-weight-asian="bold" style:font-weight-complex="bold"/>
    </style:style>
    <style:style style:name="T33" style:family="text">
      <style:text-properties fo:font-weight="bold" officeooo:rsid="057d30f8" style:font-weight-asian="bold" style:font-weight-complex="bold"/>
    </style:style>
    <style:style style:name="T34" style:family="text">
      <style:text-properties fo:font-weight="bold" officeooo:rsid="05bf4aee" style:font-weight-asian="bold" style:font-weight-complex="bold"/>
    </style:style>
    <style:style style:name="T35" style:family="text">
      <style:text-properties officeooo:rsid="0411a23d"/>
    </style:style>
    <style:style style:name="T36" style:family="text">
      <style:text-properties officeooo:rsid="041b89bc"/>
    </style:style>
    <style:style style:name="T37" style:family="text">
      <style:text-properties officeooo:rsid="0428ad87"/>
    </style:style>
    <style:style style:name="T38" style:family="text">
      <style:text-properties officeooo:rsid="0477e592"/>
    </style:style>
    <style:style style:name="T39" style:family="text">
      <style:text-properties officeooo:rsid="048c0591"/>
    </style:style>
    <style:style style:name="T40" style:family="text">
      <style:text-properties officeooo:rsid="05318e67"/>
    </style:style>
    <style:style style:name="T41" style:family="text">
      <style:text-properties officeooo:rsid="053191ff"/>
    </style:style>
    <style:style style:name="T42" style:family="text">
      <style:text-properties officeooo:rsid="0542670b"/>
    </style:style>
    <style:style style:name="T43" style:family="text">
      <style:text-properties officeooo:rsid="0559fd9c"/>
    </style:style>
    <style:style style:name="T44" style:family="text">
      <style:text-properties officeooo:rsid="055f6aaf"/>
    </style:style>
    <style:style style:name="T45" style:family="text">
      <style:text-properties style:font-name="DejaVu Sans Mono" fo:font-size="8pt" fo:font-style="normal" style:text-underline-style="none" fo:font-weight="bold" officeooo:rsid="058875ed" style:font-size-asian="8pt" style:font-style-asian="normal" style:font-weight-asian="bold" style:font-size-complex="8pt" style:font-style-complex="normal" style:font-weight-complex="bold"/>
    </style:style>
    <style:style style:name="T46" style:family="text">
      <style:text-properties style:font-name="DejaVu Sans Mono" fo:font-size="8pt" fo:font-style="normal" style:text-underline-style="none" fo:font-weight="bold" officeooo:rsid="058a4f68" style:font-size-asian="8pt" style:font-style-asian="normal" style:font-weight-asian="bold" style:font-size-complex="8pt" style:font-style-complex="normal" style:font-weight-complex="bold"/>
    </style:style>
    <style:style style:name="T47" style:family="text">
      <style:text-properties officeooo:rsid="0562bf4c"/>
    </style:style>
    <style:style style:name="T48" style:family="text">
      <style:text-properties officeooo:rsid="05760fe5"/>
    </style:style>
    <style:style style:name="T49" style:family="text">
      <style:text-properties officeooo:rsid="059ae546"/>
    </style:style>
    <style:style style:name="T50" style:family="text">
      <style:text-properties officeooo:rsid="05a07858"/>
    </style:style>
    <style:style style:name="T51" style:family="text">
      <style:text-properties officeooo:rsid="05a1989e"/>
    </style:style>
    <style:style style:name="T52" style:family="text">
      <style:text-properties officeooo:rsid="05a8728b"/>
    </style:style>
    <style:style style:name="T53" style:family="text">
      <style:text-properties officeooo:rsid="05aeb913"/>
    </style:style>
    <style:style style:name="T54" style:family="text">
      <style:text-properties officeooo:rsid="05b21c80"/>
    </style:style>
    <style:style style:name="T55" style:family="text">
      <style:text-properties officeooo:rsid="05b5b052"/>
    </style:style>
    <style:style style:name="T56" style:family="text">
      <style:text-properties officeooo:rsid="05bd1d11"/>
    </style:style>
    <style:style style:name="T57" style:family="text">
      <style:text-properties officeooo:rsid="05c0d19e"/>
    </style:style>
    <style:style style:name="T58" style:family="text">
      <style:text-properties officeooo:rsid="05c27d8a"/>
    </style:style>
    <style:style style:name="T59" style:family="text">
      <style:text-properties officeooo:rsid="05c556c0"/>
    </style:style>
    <style:style style:name="T60" style:family="text">
      <style:text-properties officeooo:rsid="05c841ab"/>
    </style:style>
    <style:style style:name="T61" style:family="text">
      <style:text-properties officeooo:rsid="05c8aca7"/>
    </style:style>
    <style:style style:name="T62" style:family="text">
      <style:text-properties officeooo:rsid="05ca5fb8"/>
    </style:style>
    <style:style style:name="T63" style:family="text">
      <style:text-properties officeooo:rsid="05d28985"/>
    </style:style>
    <style:style style:name="T64" style:family="text">
      <style:text-properties officeooo:rsid="05d7eaad"/>
    </style:style>
    <style:style style:name="T65" style:family="text">
      <style:text-properties officeooo:rsid="05e05d5d"/>
    </style:style>
    <style:style style:name="T66" style:family="text">
      <style:text-properties officeooo:rsid="05e32728"/>
    </style:style>
    <style:style style:name="T67" style:family="text">
      <style:text-properties officeooo:rsid="05f0e784"/>
    </style:style>
    <style:style style:name="T68" style:family="text">
      <style:text-properties officeooo:rsid="05f1ecef"/>
    </style:style>
    <style:style style:name="T69" style:family="text">
      <style:text-properties officeooo:rsid="05f2a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Name:</text:p>
      <text:h text:style-name="P158" text:outline-level="1">Section 1: <text:span text:style-name="T49">Stepping through cod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6">For the following questions, a search algorithm will be given, as well as the inputs. You will need to act as the human computer and step through the algorithm, one command at a time, recording the changes to the variables and stepping through the flow of the function.</text:p>
            <text:p text:style-name="P56"/>
            <text:p text:style-name="P57">For example: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85">Function:</text:p>
                  <text:p text:style-name="P84">int FindItem( <text:span text:style-name="T50">int</text:span> arr[], int arraySize, <text:span text:style-name="T50">int</text:span> searchItem )</text:p>
                  <text:p text:style-name="P84">{<text:tab/></text:p>
                  <text:p text:style-name="P84"><text:tab/>for ( int i = 0; i &lt; arraySize; i++ )</text:p>
                  <text:p text:style-name="P84"><text:tab/>{</text:p>
                  <text:p text:style-name="P84"><text:tab/><text:tab/>if ( arr[i] == searchItem )</text:p>
                  <text:p text:style-name="P84"><text:tab/><text:tab/>{</text:p>
                  <text:p text:style-name="P84"><text:tab/><text:tab/><text:tab/>return i;</text:p>
                  <text:p text:style-name="P84"><text:tab/><text:tab/>}</text:p>
                  <text:p text:style-name="P84"><text:tab/>}</text:p>
                  <text:p text:style-name="P84"><text:tab/></text:p>
                  <text:p text:style-name="P84"><text:tab/>return -1;</text:p>
                  <text:p text:style-name="P84">}</text:p>
                </table:table-cell>
              </table:table-row>
              <table:table-row>
                <table:table-cell table:style-name="Table15.A2" office:value-type="string">
                  <text:p text:style-name="P84">Inputs:</text:p>
                  <text:p text:style-name="P86">int pos = FindItem( { <text:span text:style-name="T51">1, 3, 5, 7 }, 4, 5 );</text:span></text:p>
                </table:table-cell>
              </table:table-row>
            </table:table>
            <text:p text:style-name="P53"/>
            <text:p text:style-name="P58">So, the function is being called, with the array:</text:p>
            <table:table table:name="Table8" table:style-name="Table8">
              <table:table-column table:style-name="Table8.A" table:number-columns-repeated="5"/>
              <table:table-row>
                <table:table-cell table:style-name="Table8.A1" office:value-type="string">
                  <text:p text:style-name="P89">Index</text:p>
                </table:table-cell>
                <table:table-cell table:style-name="Table8.A1" office:value-type="string">
                  <text:p text:style-name="P89">0</text:p>
                </table:table-cell>
                <table:table-cell table:style-name="Table8.A1" office:value-type="string">
                  <text:p text:style-name="P89">1</text:p>
                </table:table-cell>
                <table:table-cell table:style-name="Table8.A1" office:value-type="string">
                  <text:p text:style-name="P89">2</text:p>
                </table:table-cell>
                <table:table-cell table:style-name="Table8.E1" office:value-type="string">
                  <text:p text:style-name="P89">3</text:p>
                </table:table-cell>
              </table:table-row>
              <table:table-row>
                <table:table-cell table:style-name="Table8.A2" office:value-type="string">
                  <text:p text:style-name="P89">Element</text:p>
                </table:table-cell>
                <table:table-cell table:style-name="Table8.A2" office:value-type="string">
                  <text:p text:style-name="P89">1</text:p>
                </table:table-cell>
                <table:table-cell table:style-name="Table8.A2" office:value-type="string">
                  <text:p text:style-name="P89">3</text:p>
                </table:table-cell>
                <table:table-cell table:style-name="Table8.A2" office:value-type="string">
                  <text:p text:style-name="P89">5</text:p>
                </table:table-cell>
                <table:table-cell table:style-name="Table8.E2" office:value-type="string">
                  <text:p text:style-name="P89">7</text:p>
                </table:table-cell>
              </table:table-row>
            </table:table>
            <text:p text:style-name="P58"/>
            <text:p text:style-name="P102">And the array size is 4, and the item we’re searching for is 5. <text:span text:style-name="T52">So then we step through each line…</text:span></text:p>
          </table:table-cell>
        </table:table-row>
      </table:table>
      <text:p text:style-name="P4"/>
      <text:p text:style-name="P92"/>
      <text:p text:style-name="P99"/>
      <table:table table:name="Table9" table:style-name="Table9">
        <table:table-column table:style-name="Table9.A"/>
        <table:table-row>
          <table:table-cell table:style-name="Table9.A1" office:value-type="string">
            <text:p text:style-name="P103">Step-thru:</text:p>
            <text:p text:style-name="P104">Function begin<text:tab/>arr[] = { 1, 3, 5, 7 }<text:tab/><text:tab/>arraySize = 4<text:tab/><text:tab/>searchItem = 5</text:p>
            <text:p text:style-name="P104"/>
            <text:p text:style-name="P105">For loop begin<text:tab/>i = 0</text:p>
            <text:p text:style-name="P106"><text:tab/><text:span text:style-name="T53">arr[i] == searchItem?<text:tab/><text:tab/>arr[0] = 1, searchItem = 5<text:tab/><text:tab/>FALSE</text:span></text:p>
            <text:p text:style-name="P106"/>
            <text:p text:style-name="P107">Loop continues<text:tab/>i = 1</text:p>
            <text:p text:style-name="P106"><text:tab/><text:span text:style-name="T53">arr[i] == searchItem?<text:tab/><text:tab/>arr[1] = 3, searchItem = 5<text:tab/><text:tab/>FALSE</text:span></text:p>
            <text:p text:style-name="P106"/>
            <text:p text:style-name="P107">Loop continues<text:tab/>i = <text:span text:style-name="T54">2</text:span></text:p>
            <text:p text:style-name="P106"><text:tab/><text:span text:style-name="T53">arr[i] == searchItem?<text:tab/><text:tab/>arr[2] = 5, searchItem = 5<text:tab/><text:tab/>TRUE</text:span></text:p>
            <text:p text:style-name="P106"><text:tab/><text:span text:style-name="T55">Value of </text:span><text:span text:style-name="T7">i</text:span><text:span text:style-name="T55"> is returned</text:span></text:p>
            <text:p text:style-name="P106"/>
            <text:p text:style-name="P108">FindItem returns 2.</text:p>
          </table:table-cell>
        </table:table-row>
      </table:table>
      <text:p text:style-name="P94"/>
      <text:p text:style-name="P92"><text:span text:style-name="T36">1. For the given algorithms, </text:span><text:span text:style-name="T18">record all variable values &amp; changes as you step through the code, one line at a time. </text:span><text:span text:style-name="T19">If there is a </text:span><text:span text:style-name="T21">cout</text:span><text:span text:style-name="T22"> or </text:span><text:span text:style-name="T21">return</text:span><text:span text:style-name="T22">, you should also specify what is outputted or returned.</text:span></text:p>
      <text:p text:style-name="P93"><text:span text:style-name="T22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39">a.</text:p>
          </table:table-cell>
          <table:table-cell table:style-name="Table10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16">for ( int i = 0; i &lt; <text:span text:style-name="T57">3</text:span>; i++ )</text:p>
                  <text:p text:style-name="P116">{</text:p>
                  <text:p text:style-name="P116"><text:tab/><text:span text:style-name="T57">cout &lt;&lt; “hi ” &lt;&lt; i;</text:span></text:p>
                  <text:p text:style-name="P116">}</text:p>
                </table:table-cell>
              </table:table-row>
            </table:table>
            <text:p text:style-name="P139"/>
            <text:p text:style-name="P124">For loop begins<text:tab/><text:tab/>i = <text:span text:style-name="T57">0</text:span></text:p>
            <text:p text:style-name="P124"/>
            <text:p text:style-name="P130"><text:tab/>Message displayed:<text:tab/></text:p>
            <text:p text:style-name="P130"/>
            <text:p text:style-name="P130"/>
            <text:p text:style-name="P133">For loop continues<text:tab/><text:tab/>i = <text:span text:style-name="T57">1</text:span></text:p>
            <text:p text:style-name="P133"/>
            <text:p text:style-name="P130"><text:tab/>Message displayed:<text:tab/></text:p>
            <text:p text:style-name="P130"/>
            <text:p text:style-name="P130"/>
            <text:p text:style-name="P133">For loop continues<text:tab/><text:tab/>i = <text:span text:style-name="T57">2</text:span></text:p>
            <text:p text:style-name="P133"/>
            <text:p text:style-name="P130"><text:tab/>Message displayed:<text:tab/></text:p>
            <text:p text:style-name="P133"/>
            <text:p text:style-name="P133"/>
            <text:p text:style-name="P133"/>
            <text:p text:style-name="P133"/>
            <text:p text:style-name="P133"/>
          </table:table-cell>
          <table:table-cell table:style-name="Table10.A1" office:value-type="string">
            <text:p text:style-name="P141">(___/<text:span text:style-name="T64">2</text:span>)</text:p>
          </table:table-cell>
        </table:table-row>
      </table:table>
      <text:p text:style-name="P9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<text:span text:style-name="T58">b</text:span>.</text:p>
          </table:table-cell>
          <table:table-cell table:style-name="Table2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15">for ( int i = 0; i &lt; 5; i++ )</text:p>
                  <text:p text:style-name="P115">{</text:p>
                  <text:p text:style-name="P115"><text:tab/>if ( i % 2 == 0 )</text:p>
                  <text:p text:style-name="P115"><text:tab/>{</text:p>
                  <text:p text:style-name="P115"><text:tab/><text:tab/>cout &lt;&lt; i &lt;&lt; " even" &lt;&lt; endl;</text:p>
                  <text:p text:style-name="P115"><text:tab/>}</text:p>
                  <text:p text:style-name="P115"><text:tab/>else</text:p>
                  <text:p text:style-name="P115"><text:tab/>{</text:p>
                  <text:p text:style-name="P115"><text:tab/><text:tab/>cout &lt;&lt; i &lt;&lt; " odd " &lt;&lt; endl;</text:p>
                  <text:p text:style-name="P115"><text:tab/>}</text:p>
                  <text:p text:style-name="P115">}</text:p>
                </table:table-cell>
              </table:table-row>
            </table:table>
            <text:p text:style-name="P34"/>
            <text:p text:style-name="P123">For loop begins<text:tab/><text:tab/>i = </text:p>
            <text:p text:style-name="P128"><text:tab/>Is i % 2 == 0?<text:tab/><text:tab/><text:tab/><text:span text:style-name="T56">True / False</text:span></text:p>
            <text:p text:style-name="P129"><text:tab/>Message displayed:<text:tab/></text:p>
            <text:p text:style-name="P129"/>
            <text:p text:style-name="P132">For loop continues<text:tab/><text:tab/>i = </text:p>
            <text:p text:style-name="P132"/>
            <text:p text:style-name="P132"/>
            <text:p text:style-name="P132"/>
            <text:p text:style-name="P96"/>
            <text:p text:style-name="P131"/>
            <text:p text:style-name="P138">For loop continues<text:tab/><text:tab/>i = </text:p>
            <text:p text:style-name="P138"/>
            <text:p text:style-name="P138"/>
            <text:p text:style-name="P138"/>
            <text:p text:style-name="P138"/>
            <text:p text:style-name="P96"/>
            <text:p text:style-name="P138">For loop continues<text:tab/><text:tab/>i = </text:p>
            <text:p text:style-name="P138"/>
            <text:p text:style-name="P138"/>
            <text:p text:style-name="P138"/>
            <text:p text:style-name="P96"/>
            <text:p text:style-name="P131"/>
            <text:p text:style-name="P138">For loop continues<text:tab/><text:tab/>i = </text:p>
            <text:p text:style-name="P132"/>
            <text:p text:style-name="P132"/>
            <text:p text:style-name="P132"/>
            <text:p text:style-name="P132"/>
          </table:table-cell>
          <table:table-cell table:style-name="Table2.A1" office:value-type="string">
            <text:p text:style-name="P24">(___/<text:span text:style-name="T64">2</text:span>)</text:p>
          </table:table-cell>
        </table:table-row>
      </table:table>
      <text:p text:style-name="P7"/>
      <text:p text:style-name="P7"/>
      <text:p text:style-name="P100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40"><text:span text:style-name="T59">c</text:span>.</text:p>
          </table:table-cell>
          <table:table-cell table:style-name="Table12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17">for ( int i = 0; i &lt; <text:span text:style-name="T63">3</text:span>; i++ )</text:p>
                  <text:p text:style-name="P117">{</text:p>
                  <text:p text:style-name="P117"><text:tab/>for ( int j = 0; j &lt; <text:span text:style-name="T62">3</text:span>; j++ )</text:p>
                  <text:p text:style-name="P117"><text:tab/>{</text:p>
                  <text:p text:style-name="P117"><text:tab/><text:tab/>cout &lt;&lt; i * j &lt;&lt; endl;</text:p>
                  <text:p text:style-name="P117"><text:tab/>}</text:p>
                  <text:p text:style-name="P117">}</text:p>
                </table:table-cell>
              </table:table-row>
            </table:table>
            <text:p text:style-name="P140"/>
            <text:p text:style-name="P125"><text:span text:style-name="T60">Outer for loop begins<text:tab/><text:tab/>i = <text:tab/></text:span></text:p>
            <text:p text:style-name="P125"><text:tab/><text:span text:style-name="T60">Inner for loop begins<text:tab/>i = <text:tab/><text:tab/><text:tab/>j = </text:span></text:p>
            <text:p text:style-name="P125"><text:tab/><text:tab/><text:span text:style-name="T60">Message displayed:</text:span></text:p>
            <text:p text:style-name="P134"><text:tab/></text:p>
            <text:p text:style-name="P135"><text:tab/><text:span text:style-name="T60">Inner loop continues<text:tab/>i = <text:tab/><text:tab/><text:tab/>j = </text:span></text:p>
            <text:p text:style-name="P134"><text:tab/><text:tab/><text:span text:style-name="T60">Message displayed:</text:span></text:p>
            <text:p text:style-name="P134"/>
            <text:p text:style-name="P135"><text:tab/><text:span text:style-name="T61">Inner loop continues<text:tab/>i = <text:tab/><text:tab/><text:tab/>j = </text:span></text:p>
            <text:p text:style-name="P136"><text:tab/><text:tab/><text:span text:style-name="T61">Message displayed:</text:span></text:p>
            <text:p text:style-name="P136"/>
            <text:p text:style-name="P146">Outer loop continues<text:tab/><text:tab/>i = </text:p>
            <text:p text:style-name="P126"><text:tab/><text:span text:style-name="T60">Inner for loop begins<text:tab/>i = <text:tab/><text:tab/><text:tab/>j = </text:span></text:p>
            <text:p text:style-name="P126"><text:tab/><text:tab/><text:span text:style-name="T60">Message displayed:</text:span></text:p>
            <text:p text:style-name="P136"><text:tab/></text:p>
            <text:p text:style-name="P136"><text:tab/><text:span text:style-name="T60">Inner loop continues<text:tab/>i = <text:tab/><text:tab/><text:tab/>j = </text:span></text:p>
            <text:p text:style-name="P136"><text:tab/><text:tab/><text:span text:style-name="T60">Message displayed:</text:span></text:p>
            <text:p text:style-name="P136"/>
            <text:p text:style-name="P136"><text:tab/><text:span text:style-name="T61">Inner loop continues<text:tab/>i = <text:tab/><text:tab/><text:tab/>j = </text:span></text:p>
            <text:p text:style-name="P137"><text:tab/><text:tab/><text:span text:style-name="T61">Message displayed:</text:span></text:p>
            <text:p text:style-name="P137"/>
            <text:p text:style-name="P147">Outer loop continues<text:tab/><text:tab/>i = </text:p>
            <text:p text:style-name="P127"><text:tab/><text:span text:style-name="T60">Inner for loop begins<text:tab/>i = <text:tab/><text:tab/><text:tab/>j = </text:span></text:p>
            <text:p text:style-name="P127"><text:tab/><text:tab/><text:span text:style-name="T60">Message displayed:</text:span></text:p>
            <text:p text:style-name="P137"><text:tab/></text:p>
            <text:p text:style-name="P137"><text:tab/><text:span text:style-name="T60">Inner loop continues<text:tab/>i = <text:tab/><text:tab/><text:tab/>j = </text:span></text:p>
            <text:p text:style-name="P137"><text:tab/><text:tab/><text:span text:style-name="T60">Message displayed:</text:span></text:p>
            <text:p text:style-name="P137"/>
            <text:p text:style-name="P137"><text:tab/><text:span text:style-name="T61">Inner loop continues<text:tab/>i = <text:tab/><text:tab/><text:tab/>j = </text:span></text:p>
            <text:p text:style-name="P137"><text:tab/><text:tab/><text:span text:style-name="T61">Message displayed:</text:span></text:p>
            <text:p text:style-name="P134"/>
            <text:p text:style-name="P134"/>
            <text:p text:style-name="P134"/>
            <text:p text:style-name="P134"/>
          </table:table-cell>
          <table:table-cell table:style-name="Table12.A1" office:value-type="string">
            <text:p text:style-name="P142">(___/<text:span text:style-name="T64">2</text:span>)</text:p>
          </table:table-cell>
        </table:table-row>
      </table:table>
      <text:h text:style-name="P159" text:outline-level="1">Section <text:span text:style-name="T37">2</text:span>: <text:span text:style-name="T17">Comparing efficiency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09"><text:span text:style-name="T24">W</text:span><text:span text:style-name="T23">hen we’re concerned with the efficiency of an algorithm, we look at how many operations occur. A single access in an array isn’t a big deal, but if the access is within one or more loops, then </text:span><text:span text:style-name="T28">that statement will be executed </text:span><text:span text:style-name="T9">n</text:span><text:span text:style-name="T28"> times (if the loop goes from 0 to </text:span><text:span text:style-name="T9">n-1</text:span><text:span text:style-name="T28">)</text:span></text:p>
            <text:p text:style-name="P59"/>
            <text:p text:style-name="P110"><text:span text:style-name="T23">So if we have a simple loop like this:</text:span>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1">for ( int i = 0; i &lt; 10; i++ )</text:p>
                  <text:p text:style-name="P71">{</text:p>
                  <text:p text:style-name="P71"><text:s text:c="2"/>// Do a thing</text:p>
                  <text:p text:style-name="P71">}</text:p>
                </table:table-cell>
              </table:table-row>
            </table:table>
            <text:p text:style-name="P60"/>
            <text:p text:style-name="P111"><text:span text:style-name="T25">I</text:span><text:span text:style-name="T23">t will loop </text:span><text:span text:style-name="T8">10</text:span><text:span text:style-name="T23"> times.</text:span></text:p>
            <text:p text:style-name="P111"><text:span text:style-name="T23"/></text:p>
            <text:p text:style-name="P112"><text:span text:style-name="T23">And when we have nested for-loops:</text:span></text:p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18">for ( int i = 0; i &lt; <text:span text:style-name="T41">4</text:span>; i++ )</text:p>
                  <text:p text:style-name="P118">{</text:p>
                  <text:p text:style-name="P118"><text:s text:c="2"/>for ( int j = <text:span text:style-name="T40">0</text:span>; j &lt; <text:span text:style-name="T65">3</text:span>; j++ )</text:p>
                  <text:p text:style-name="P118"><text:s text:c="2"/>{</text:p>
                  <text:p text:style-name="P118"><text:s text:c="4"/>// <text:span text:style-name="T41">Do a thing</text:span></text:p>
                  <text:p text:style-name="P118"><text:s text:c="2"/>}</text:p>
                  <text:p text:style-name="P118">}</text:p>
                </table:table-cell>
              </table:table-row>
            </table:table>
            <text:p text:style-name="P114"/>
            <text:p text:style-name="P113"><text:span text:style-name="T23">The loop will </text:span><text:span text:style-name="T29">end up happening </text:span><text:span text:style-name="T10">4 x 3</text:span><text:span text:style-name="T29"> times, or 12 times.</text:span></text:p>
          </table:table-cell>
        </table:table-row>
      </table:table>
      <text:p text:style-name="P5"/>
      <text:p text:style-name="P8"/>
      <text:p text:style-name="P9">2. <text:span text:style-name="T66">For the given code, write down the amount of cycles that occur.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a.</text:p>
          </table:table-cell>
          <table:table-cell table:style-name="Table4.A1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19">for ( int i = 0; i &lt; 100; i++ )</text:p>
                  <text:p text:style-name="P119">{</text:p>
                  <text:p text:style-name="P119"><text:tab/>arr[i] += 2;</text:p>
                  <text:p text:style-name="P119">}</text:p>
                </table:table-cell>
              </table:table-row>
            </table:table>
            <text:p text:style-name="P63"/>
            <text:p text:style-name="P148"/>
            <text:p text:style-name="P151">Cycles:</text:p>
            <text:p text:style-name="P148"/>
          </table:table-cell>
          <table:table-cell table:style-name="Table4.A1" office:value-type="string">
            <text:p text:style-name="P25">(___/<text:span text:style-name="T69">2</text:span>)</text:p>
          </table:table-cell>
        </table:table-row>
        <table:table-row>
          <table:table-cell table:style-name="Table4.A1" office:value-type="string">
            <text:p text:style-name="P149"/>
          </table:table-cell>
          <table:table-cell table:style-name="Table4.A1" office:value-type="string">
            <text:p text:style-name="P36"/>
            <text:p text:style-name="P36"/>
            <text:p text:style-name="P36"/>
            <text:p text:style-name="P36"/>
          </table:table-cell>
          <table:table-cell table:style-name="Table4.A1" office:value-type="string">
            <text:p text:style-name="P28"/>
          </table:table-cell>
        </table:table-row>
        <text:soft-page-break/>
        <table:table-row>
          <table:table-cell table:style-name="Table4.A1" office:value-type="string">
            <text:p text:style-name="P37">b.</text:p>
          </table:table-cell>
          <table:table-cell table:style-name="Table4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20">for ( int i = 0; i &lt; 5; i++ )</text:p>
                  <text:p text:style-name="P120">{</text:p>
                  <text:p text:style-name="P120"><text:tab/>arr[i] = 0;</text:p>
                  <text:p text:style-name="P120">}</text:p>
                  <text:p text:style-name="P120">for ( int i = 5; i &lt; 10; i++ )</text:p>
                  <text:p text:style-name="P120">{</text:p>
                  <text:p text:style-name="P120"><text:tab/>arr[i] = 1;</text:p>
                  <text:p text:style-name="P120">}</text:p>
                </table:table-cell>
              </table:table-row>
            </table:table>
            <text:p text:style-name="P61"/>
            <text:p text:style-name="P155"/>
            <text:p text:style-name="P151">Cycles:</text:p>
            <text:p text:style-name="P55"/>
          </table:table-cell>
          <table:table-cell table:style-name="Table4.A1" office:value-type="string">
            <text:p text:style-name="P26">(___/<text:span text:style-name="T68">2</text:span>)</text:p>
          </table:table-cell>
        </table:table-row>
        <table:table-row>
          <table:table-cell table:style-name="Table4.A1" office:value-type="string">
            <text:p text:style-name="P37">c.</text:p>
          </table:table-cell>
          <table:table-cell table:style-name="Table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21">for ( int i = 0; i &lt; 5; i++ )</text:p>
                  <text:p text:style-name="P121">{</text:p>
                  <text:p text:style-name="P121"><text:tab/>for ( int j = 0; j &lt; 3; j++ )</text:p>
                  <text:p text:style-name="P121"><text:tab/>{</text:p>
                  <text:p text:style-name="P121"><text:tab/><text:tab/>arr[i] = j;</text:p>
                  <text:p text:style-name="P121"><text:tab/>}</text:p>
                  <text:p text:style-name="P121">}</text:p>
                </table:table-cell>
              </table:table-row>
            </table:table>
            <text:p text:style-name="P62"/>
            <text:p text:style-name="P38"/>
            <text:p text:style-name="P152">Cycles:</text:p>
            <text:p text:style-name="P38"/>
          </table:table-cell>
          <table:table-cell table:style-name="Table4.A1" office:value-type="string">
            <text:p text:style-name="P27">(___/<text:span text:style-name="T67">2</text:span>)</text:p>
          </table:table-cell>
        </table:table-row>
        <table:table-row>
          <table:table-cell table:style-name="Table4.A1" office:value-type="string">
            <text:p text:style-name="P152">d.</text:p>
          </table:table-cell>
          <table:table-cell table:style-name="Table4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22">for ( int i = 0; i &lt; 5; i++ )</text:p>
                  <text:p text:style-name="P122">{</text:p>
                  <text:p text:style-name="P122"><text:tab/>for ( int j = i; j &lt; 5; j++ )</text:p>
                  <text:p text:style-name="P122"><text:tab/>{</text:p>
                  <text:p text:style-name="P122"><text:tab/><text:tab/>arr[i] = j * 2;</text:p>
                  <text:p text:style-name="P122"><text:tab/>}</text:p>
                  <text:p text:style-name="P122">}</text:p>
                </table:table-cell>
              </table:table-row>
            </table:table>
            <text:p text:style-name="P121"/>
            <text:p text:style-name="Text_20_body"><text:span text:style-name="T30">Cycles:</text:span></text:p>
            <text:p text:style-name="P121"/>
          </table:table-cell>
          <table:table-cell table:style-name="Table4.A1" office:value-type="string">
            <text:p text:style-name="P143">(___/<text:span text:style-name="T67">2</text:span>)</text:p>
          </table:table-cell>
        </table:table-row>
        <table:table-row>
          <table:table-cell table:style-name="Table4.A1" office:value-type="string">
            <text:p text:style-name="P152"/>
          </table:table-cell>
          <table:table-cell table:style-name="Table4.A1" office:value-type="string">
            <text:p text:style-name="P121"/>
            <text:p text:style-name="P121"/>
            <text:p text:style-name="P121"/>
          </table:table-cell>
          <table:table-cell table:style-name="Table4.A1" office:value-type="string"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</table:table-cell>
        </table:table-row>
        <text:soft-page-break/>
        <table:table-row>
          <table:table-cell table:style-name="Table4.A1" office:value-type="string">
            <text:p text:style-name="P153">e. 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56">for ( int x = 0; x &lt; 3; x++ )</text:p>
                  <text:p text:style-name="P156">{</text:p>
                  <text:p text:style-name="P156"><text:tab/>for ( int y = 0; y &lt; 5; y++ )</text:p>
                  <text:p text:style-name="P156"><text:tab/>{</text:p>
                  <text:p text:style-name="P156"><text:tab/><text:tab/>for ( int z = 0; z &lt; 7; z++ )</text:p>
                  <text:p text:style-name="P156"><text:tab/><text:tab/>{</text:p>
                  <text:p text:style-name="P156"><text:tab/><text:tab/><text:tab/>arr[x] = y * z;</text:p>
                  <text:p text:style-name="P156"><text:tab/><text:tab/>}</text:p>
                  <text:p text:style-name="P156"><text:tab/>}</text:p>
                  <text:p text:style-name="P156">}</text:p>
                </table:table-cell>
              </table:table-row>
            </table:table>
            <text:p text:style-name="P101"/>
            <text:p text:style-name="P101">Cycles:</text:p>
          </table:table-cell>
          <table:table-cell table:style-name="Table4.A1" office:value-type="string">
            <text:p text:style-name="P144">(___/<text:span text:style-name="T67">2</text:span>)</text:p>
          </table:table-cell>
        </table:table-row>
        <table:table-row>
          <table:table-cell table:style-name="Table4.A1" office:value-type="string">
            <text:p text:style-name="P154">f.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7">for ( int x = 0; x &lt; 10; x++ )</text:p>
                  <text:p text:style-name="P157">{</text:p>
                  <text:p text:style-name="P157"><text:tab/>for ( int y = x+1; y &lt; 10; y++ )</text:p>
                  <text:p text:style-name="P157"><text:tab/>{</text:p>
                  <text:p text:style-name="P157"><text:tab/><text:tab/>for ( int z = y+1; z &lt; 10; z++ )</text:p>
                  <text:p text:style-name="P157"><text:tab/><text:tab/>{</text:p>
                  <text:p text:style-name="P157"><text:tab/><text:tab/><text:tab/>arr[x] = y * z;</text:p>
                  <text:p text:style-name="P157"><text:tab/><text:tab/>}</text:p>
                  <text:p text:style-name="P157"><text:tab/>}</text:p>
                  <text:p text:style-name="P157">}</text:p>
                </table:table-cell>
              </table:table-row>
            </table:table>
            <text:p text:style-name="P156"/>
            <text:p text:style-name="P156"/>
            <text:p text:style-name="P101">Cycles:</text:p>
          </table:table-cell>
          <table:table-cell table:style-name="Table4.A1" office:value-type="string">
            <text:p text:style-name="P145">(___/<text:span text:style-name="T67">2</text:span>)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dddddd" fo:font-size="8pt" style:font-size-asian="8pt" style:font-size-complex="8pt"/>
    </style:style>
    <style:style style:name="MT1" style:family="text">
      <style:text-properties officeooo:rsid="059762e0"/>
    </style:style>
    <style:style style:name="MT2" style:family="text">
      <style:text-properties officeooo:rsid="024792d9"/>
    </style:style>
    <style:style style:name="MT3" style:family="text">
      <style:text-properties officeooo:rsid="0598135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Searching and Efficiency</text:span><text:tab/></text:p>
        <text:p text:style-name="MP2"><text:span text:style-name="MT2">CS 250, Spring 2017<text:tab/><text:tab/>Page </text:span><text:span text:style-name="MT2"><text:page-number text:select-page="current">7</text:page-number></text:span><text:span text:style-name="MT2"> of </text:span><text:span text:style-name="MT2"><text:page-count>7</text:page-count></text:span></text:p>
      </style:header>
      <style:footer>
        <text:p text:style-name="MP3"><text:span text:style-name="MT3">Rachel J Morris<text:tab/>Last updated </text:span><text:date style:data-style-name="N84" text:date-value="2017-01-19T16:37:52.174452454">2017-01-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19T16:37:52.148989009</dc:date>
    <meta:editing-duration>PT20H31M58S</meta:editing-duration>
    <meta:editing-cycles>1409</meta:editing-cycles>
    <meta:generator>LibreOffice/5.1.4.2$Linux_X86_64 LibreOffice_project/10m0$Build-2</meta:generator>
    <meta:document-statistic meta:table-count="20" meta:image-count="0" meta:object-count="0" meta:page-count="7" meta:paragraph-count="192" meta:word-count="897" meta:character-count="3787" meta:non-whitespace-character-count="2886"/>
  </office:meta>
</office:document-meta>
</file>